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FUNCȚII</text:h>
      <text:h text:style-name="Heading_20_2" text:outline-level="2">Mantre</text:h>
      <text:list text:style-name="L1">
        <text:list-item>
          <text:p text:style-name="P1">O funcție este creată de o expresie care începe cu cuvânt rezervat limbajului: <text:span text:style-name="T1">function</text:span>.</text:p>
        </text:list-item>
        <text:list-item>
          <text:p text:style-name="P1">Când funcțiile sunt executate SCOPE-ul folosit este cel de la MOMENTUL DEFINIRII, nu cel de la momentul invocării (asta înseamnă LEXICAL SCOPE, de fapt).</text:p>
        </text:list-item>
        <text:list-item>
          <text:p text:style-name="P1">Funcțiile sunt „IDENTIFICATORI" așa cum sunt și variabilele.</text:p>
        </text:list-item>
        <text:list-item>
          <text:p text:style-name="P1">Funcțiile returnează o valoare prestabilită: undefined</text:p>
        </text:list-item>
        <text:list-item>
          <text:p text:style-name="P1">Funcțiile sunt ele însele valori.</text:p>
        </text:list-item>
        <text:list-item>
          <text:p text:style-name="P1">Funcțiile sunt obiecte.</text:p>
        </text:list-item>
        <text:list-item>
          <text:p text:style-name="P1">Funcțiile au o referință către contextul de execuție curent în timp ce se execută prin cuvântul cheie rezervat „this"</text:p>
        </text:list-item>
        <text:list-item>
          <text:p text:style-name="P1">Fiecare funcție are o proprietare <text:span text:style-name="T2">prototype</text:span>, care se referă la un obiect cunoscut ca „PROTOTYPE OBJECT".</text:p>
        </text:list-item>
        <text:list-item>
          <text:p text:style-name="P1">Fiecare funcție are un prototype object diferit.</text:p>
        </text:list-item>
        <text:list-item>
          <text:p text:style-name="P1">Funcțiile generează SCOPE-ul.</text:p>
        </text:list-item>
        <text:list-item>
          <text:p text:style-name="P1">unei funcții care este o metodă îi este pasat însăși obiectul în care a fost invocată.</text:p>
        </text:list-item>
      </text:list>
      <text:p text:style-name="Horizontal_20_Line"/>
      <text:h text:style-name="Heading_20_2" text:outline-level="2">Ce se întâmplă când o funcție este invocată?</text:h>
      <text:list text:style-name="L2">
        <text:list-item>
          <text:p text:style-name="P2">se aplează funcția iar locul în care se întâmplă acest lucru se numește call-site</text:p>
        </text:list-item>
      </text:list>
      <text:list text:style-name="L3">
        <text:list-item>
          <text:p text:style-name="P3">Se stabilește <text:span text:style-name="T3">function</text:span><text:span text:style-name="T4"> </text:span><text:span text:style-name="T5">context</text:span></text:p>
        </text:list-item>
      </text:list>
      <text:list text:style-name="L4">
        <text:list-item>
          <text:p text:style-name="P4">vorbim de context de execuție global (obiectul <text:span text:style-name="T6">window</text:span>) când funcția este invocată ca funcție, nu ca metodă sau callback</text:p>
        </text:list-item>
      </text:list>
      <text:list text:style-name="L5">
        <text:list-item>
          <text:p text:style-name="P5">Se generează un obiect căruia îi sunt pasate automat ARGUMENTELE și <text:span text:style-name="T7">this</text:span>.</text:p>
        </text:list-item>
      </text:list>
      <text:p text:style-name="First_20_paragraph"><text:span text:style-name="T8">arguments</text:span> este o colecție (seamănă dar NU ESTE UN ARRAY) a tuturor argumentelor pasate funcției și are proprietatea length pentru a afla numărul argumentelor pasate. Valorile pot fi obținute prin indecși arguments[i].</text:p>
      <text:p text:style-name="Text_20_body">Invocarea funcțiilor se poate face în patru cazuri: 1. ca funcții 2. ca metode 3. ca și constructori cu <text:span text:style-name="T9">new</text:span> 4. indirect prin apelarea într-un context de execuție diferit folosind call() și apply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